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P41" style:parent-style-name="Normal" style:list-style-name="LFO4" style:family="paragraph"/>
    <style:style style:name="P42" style:parent-style-name="Normal" style:list-style-name="LFO4" style:family="paragraph"/>
  </office:automatic-styles>
  <office:body>
    <office:text text:use-soft-page-breaks="true">
      <text:p text:style-name="P1">Evolución del desequilibrio en los nacimientos por sexo y su relación con la caída de la fertilidad</text:p>
      <text:p text:style-name="Normal"/>
      <text:p text:style-name="P2">Este estudio analiza la evolución de la razón de sexos al nacer y su posible relación con la caída de la fertilidad a nivel global. Se utilizan datos de aproximadamente 50 países entre 1960 y 2023, con especial atención al caso de China, con el objetivo de identificar patrones, comparar comportamientos entre países y analizar factores asociados al desequilibrio.</text:p>
      <text:p text:style-name="P3">La metodología se basa en un análisis descriptivo mediante visualización de datos, incluyendo series temporales y comparaciones entre países. Se examina la evolución del sex ratio y su relación con la fertilidad, tanto a nivel global como por país.</text:p>
      <text:p text:style-name="P4">Los resultados muestran que, aunque la fertilidad ha disminuido de forma clara a nivel global, el sex ratio se mantiene relativamente estable en la mayoría de países. Sin embargo, se identifican desequilibrios significativos en países concretos, como China, Corea del Sur o Azerbaiyán. Además, la relación entre fertilidad y desequilibrio no es uniforme, lo que indica que la caída de la natalidad no explica por sí sola este fenómeno.</text:p>
      <text:p text:style-name="P5">Se concluye que el desequilibrio en los nacimientos depende de factores sociales, culturales y tecnológicos, como la preferencia por hijos varones o el acceso a tecnologías de diagnóstico prenatal. Estos resultados destacan la importancia del contexto de cada país y sus implicaciones para la planificación social y económica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6">INTRODUCCIÓN</text:p>
      <text:p text:style-name="P7">En las últimas décadas, la natalidad ha experimentado una reducción significativa a nivel global. Paralelamente, en algunos países se han observado desviaciones en la proporción de nacimientos por sexo, medida a través del sex ratio, que indica el número de niños nacidos por cada 100 niñas.</text:p>
      <text:p text:style-name="P8">En condiciones normales, este valor se sitúa en torno a 105, manteniéndose relativamente estable. Sin embargo, en determinados contextos se han identificado desviaciones que sugieren la influencia de factores no biológicos.</text:p>
      <text:p text:style-name="P9">Este estudio tiene como objetivo analizar la evolución del sex ratio en distintos países y evaluar su posible relación con la caída de la fertilidad. Además, se busca identificar patrones diferenciados entre países y analizar el impacto de factores demográficos, sociales y políticos.</text:p>
      <text:p text:style-name="P10">El análisis es relevante porque estos desequilibrios pueden tener implicaciones importantes en la estructura social futura, así como en la toma de decisiones públicas y privada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1">METODOLOGÍA</text:p>
      <text:p text:style-name="P12">El estudio se basa en un análisis cuantitativo descriptivo utilizando datos demográficos de aproximadamente 50 países entre 1960 y 2023.</text:p>
      <text:p text:style-name="P13">Se emplean indicadores como:</text:p>
      <text:list text:style-name="LFO1" text:continue-numbering="true">
        <text:list-item>
          <text:p text:style-name="P14">Sex ratio al nacer (niños por cada 100 niñas)<text:s/></text:p>
        </text:list-item>
        <text:list-item>
          <text:p text:style-name="P15">Tasa de fertilidad (número medio de hijos por mujer)<text:s/></text:p>
        </text:list-item>
      </text:list>
      <text:p text:style-name="Normal">Se seleccionaron países representativos con distintos comportamientos:</text:p>
      <text:list text:style-name="LFO2" text:continue-numbering="true">
        <text:list-item>
          <text:p text:style-name="P16">Países estables (España, Estados Unidos, Venezuela)<text:s/></text:p>
        </text:list-item>
        <text:list-item>
          <text:p text:style-name="P17">Desviaciones moderadas (India)<text:s/></text:p>
        </text:list-item>
        <text:list-item>
          <text:p text:style-name="P18">Casos extremos (China, Corea del Sur, Azerbaiyán)<text:s/></text:p>
        </text:list-item>
      </text:list>
      <text:p text:style-name="P19">El análisis se realizó mediante herramientas de visualización de datos (gráficos de líneas, comparaciones temporales y análisis por país), utilizando Python y librerías como Plotly.</text:p>
      <text:p text:style-name="Normal"/>
      <text:p text:style-name="P20">RESULTADOS</text:p>
      <text:p text:style-name="P21">Los resultados muestran que la fertilidad ha disminuido de forma clara a nivel global, pasando de más de 5 hijos por mujer en los años 60 a valores cercanos a 2 en la actualidad.</text:p>
      <text:p text:style-name="P22">Sin embargo, el sex ratio se mantiene relativamente estable en la mayoría de países, alrededor del valor esperado.</text:p>
      <text:p text:style-name="Normal">A pesar de ello, se identifican desviaciones significativas en países concretos:</text:p>
      <text:list text:style-name="LFO3" text:continue-numbering="true">
        <text:list-item>
          <text:p text:style-name="P23">China y Corea del Sur presentan aumentos marcados a partir de los años 80<text:s/></text:p>
        </text:list-item>
        <text:list-item>
          <text:p text:style-name="P24">Azerbaiyán muestra niveles elevados<text:s/></text:p>
        </text:list-item>
        <text:list-item>
          <text:p text:style-name="P25">India presenta desviaciones moderadas<text:s/></text:p>
        </text:list-item>
        <text:list-item>
          <text:p text:style-name="P26">España, Estados Unidos y Venezuela se mantienen estables<text:s/></text:p>
        </text:list-item>
      </text:list>
      <text:p text:style-name="P27">El análisis de la relación entre fertilidad y sex ratio muestra que no existe una relación directa global. Algunos países presentan desequilibrio con baja fertilidad, mientras que otros no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8">DISCUSIÓN</text:p>
      <text:p text:style-name="P29">Los resultados indican que el desequilibrio en los nacimientos no es un fenómeno global, sino que depende del contexto de cada país.</text:p>
      <text:p text:style-name="P30">En el caso de China, la política del hijo único redujo la natalidad y amplificó la preferencia por hijos varones, lo que contribuyó a un aumento significativo del sex ratio. En contraste, Corea del Sur experimentó un desequilibrio similar, pero logró corregirlo gracias a cambios legales y sociales, como la limitación de la selección de sexo y una mayor igualdad de género.</text:p>
      <text:p text:style-name="P31">Esto demuestra que el fenómeno no es permanente y puede modificarse con el tiempo.</text:p>
      <text:p text:style-name="P32">Además, el concepto de “niñas faltantes” refleja que estos desequilibrios no son biológicos, sino sociales, asociados a factores como la preferencia por hijos varones y el acceso a tecnologías de diagnóstico prenatal.</text:p>
      <text:p text:style-name="P33">Estos resultados son consistentes con la literatura, que señala la importancia de factores culturales, tecnológicos y demográficos en la explicación del fenómeno.</text:p>
      <text:p text:style-name="Normal"/>
      <text:p text:style-name="P34">CONCLUSIÓN</text:p>
      <text:p text:style-name="P35">La natalidad ha disminuido a nivel global, pero esto no ha generado un desequilibrio generalizado en los nacimientos.</text:p>
      <text:p text:style-name="P36">Los desequilibrios se concentran en países específicos, como China o Azerbaiyán, mientras que otros se mantienen cerca del equilibrio natural.</text:p>
      <text:p text:style-name="P37">Esto indica que el fenómeno no depende únicamente de la caída de la natalidad, sino de factores sociales, culturales y tecnológicos propios de cada contexto.</text:p>
      <text:p text:style-name="P38">Además, estos desequilibrios pueden cambiar con el tiempo, como se observa en Corea del Sur.</text:p>
      <text:p text:style-name="Normal">En conjunto, no se trata de un fenómeno global homogéneo, sino de realidades diferentes según<text:s/>cada<text:s/>país.<text:line-break/>Este fenómeno es relevante porque puede influir en decisiones públicas y privadas relacionadas con el mercado laboral, la formación de familias y la planificación social.</text:p>
      <text:p text:style-name="Normal"/>
      <text:p text:style-name="P39">REFERENCIAS<text:s/></text:p>
      <text:list text:style-name="LFO4" text:continue-numbering="true">
        <text:list-item>
          <text:p text:style-name="P40">Das Gupta, M. (2005). Explaining Asia’s “missing women”. Population and Development Review.<text:s/></text:p>
        </text:list-item>
        <text:list-item>
          <text:p text:style-name="P41">Hesketh, T., &amp; Xing, Z. W. (2006). Abnormal sex ratios in human populations. Proceedings of the National Academy of Sciences.<text:s/></text:p>
        </text:list-item>
        <text:list-item>
          <text:p text:style-name="P42">World Bank (2023). World Development Indicator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a La Cruz</meta:initial-creator>
    <dc:creator>Gabriela La Cruz</dc:creator>
    <meta:creation-date>2026-03-27T19:25:00Z</meta:creation-date>
    <dc:date>2026-03-27T19:25:00Z</dc:date>
    <meta:template xlink:href="Normal" xlink:type="simple"/>
    <meta:editing-cycles>2</meta:editing-cycles>
    <meta:editing-duration>PT120S</meta:editing-duration>
    <meta:document-statistic meta:page-count="4" meta:paragraph-count="12" meta:word-count="928" meta:character-count="6022" meta:row-count="42" meta:non-whitespace-character-count="5106"/>
  </office:meta>
</office:document-meta>
</file>